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d08" officeooo:paragraph-rsid="00155d08"/>
    </style:style>
    <style:style style:name="P2" style:family="paragraph" style:parent-style-name="Standard">
      <style:text-properties officeooo:rsid="00136586" officeooo:paragraph-rsid="00155d08" fo:background-color="#e0c2cd"/>
    </style:style>
    <style:style style:name="T1" style:family="text">
      <style:text-properties style:text-position="50% 50%"/>
    </style:style>
    <style:style style:name="T2" style:family="text">
      <style:text-properties officeooo:rsid="00173e73"/>
    </style:style>
    <style:style style:name="T3" style:family="text">
      <style:text-properties style:text-position="60% 4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woP<text:span text:style-name="T2">ages</text:span></text:p>
      <text:p text:style-name="P2"><text:soft-page-break/>Base<text:span text:style-name="T3">Sup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7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.2cm" fo:margin-bottom="2.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2:50:38.092922580</meta:creation-date>
    <dc:date>2019-11-07T15:08:08.426201367</dc:date>
    <meta:editing-duration>PT8M17S</meta:editing-duration>
    <meta:editing-cycles>5</meta:editing-cycles>
    <meta:generator>LibreOffice/6.2.8.2$Linux_X86_64 LibreOffice_project/20$Build-2</meta:generator>
    <meta:document-statistic meta:table-count="0" meta:image-count="0" meta:object-count="0" meta:page-count="2" meta:paragraph-count="2" meta:word-count="2" meta:character-count="17" meta:non-whitespace-character-count="17"/>
  </office:meta>
</office:document-meta>
</file>